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draw:fill="none" draw:stroke="solid" svg:stroke-width="0.01389in" svg:stroke-color="#000000" svg:stroke-opacity="100%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draw:fill="none" draw:stroke="solid" svg:stroke-width="0.01389in" svg:stroke-color="#000000" svg:stroke-opacity="100%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7">
      <style:drawing-page-properties draw:fill="bitmap" draw:fill-image-name="a1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3">
      <style:drawing-page-properties draw:fill="bitmap" draw:fill-image-name="a9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5">
      <style:drawing-page-properties draw:fill="bitmap" draw:fill-image-name="a11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bitmap" draw:fill-image-name="a10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8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0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51">
      <style:drawing-page-properties draw:fill="bitmap" draw:fill-image-name="a13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63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6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03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0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3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3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83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8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2">
      <style:drawing-page-properties draw:fill="bitmap" draw:fill-image-name="a1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3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6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draw:fill="none" draw:stroke="solid" svg:stroke-width="0.02083in" svg:stroke-color="#000000" draw:marker-end="a928" svg:stroke-opacity="100%" draw:stroke-linejoin="miter" svg:stroke-linecap="butt"/>
    </style:style>
    <style:style style:family="paragraph" style:name="a89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none" draw:stroke="solid" svg:stroke-width="0.01389in" svg:stroke-color="#000000" svg:stroke-opacity="100%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2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5">
      <style:graphic-properties draw:fill="none" draw:stroke="solid" svg:stroke-width="0.02083in" svg:stroke-color="#000000" draw:marker-end="a934" svg:stroke-opacity="100%" draw:stroke-linejoin="miter" svg:stroke-linecap="butt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61">
      <style:drawing-page-properties draw:fill="bitmap" draw:fill-image-name="a10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0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0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3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9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8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8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37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5in" text:min-label-width="0.1875in"/>
        <style:text-properties fo:font-family="Arial" style:font-family-generic="swiss" style:font-pitch="variable" fo:font-size="10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8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2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7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2.7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3.75in" text:min-label-width="0.1875in"/>
        <style:text-properties fo:font-family="Wingdings" style:font-pitch="variable" fo:font-size="85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3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8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6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2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7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2.7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3.75in" text:min-label-width="0.1875in"/>
        <style:text-properties fo:font-family="Wingdings" style:font-pitch="variable" fo:font-size="85%"/>
      </text:list-level-style-bullet>
    </text:list-style>
    <text:list-style style:name="a9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6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8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37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5in" text:min-label-width="0.187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2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7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2.7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3.75in" text:min-label-width="0.1875in"/>
        <style:text-properties fo:font-family="Wingdings" style:font-pitch="variable" fo:font-size="85%"/>
      </text:list-level-style-bullet>
    </text:list-style>
    <text:list-style style:name="a8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4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0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2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7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2.7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3.75in" text:min-label-width="0.1875in"/>
        <style:text-properties fo:font-family="Wingdings" style:font-pitch="variable" fo:font-size="85%"/>
      </text:list-level-style-bullet>
    </text:list-style>
    <text:list-style style:name="a8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Segmented Virtual Memory</text:span></text:p>
          </draw:text-box>
          <svg:title/>
          <svg:desc/>
        </draw:frame>
      </draw:page>
      <draw:page draw:name="Slide106" draw:style-name="a877" draw:master-page-name="Master1-Layout2-obj-Title-and-Content" presentation:presentation-page-layout-name="Master1-PPL2" draw:id="Slide-361">
        <draw:frame draw:id="id86" presentation:style-name="a881" draw:name="Title 3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Memory-mapping Unit (MMU)</text:span><text:span text:style-name="a879" text:class-names=""/></text:p>
          </draw:text-box>
          <svg:title/>
          <svg:desc/>
        </draw:frame>
        <draw:frame draw:id="id87" presentation:style-name="a920" draw:name="Content Placeholder 4" svg:x="0.40551in" svg:y="1.4974in" svg:width="9.18898in" svg:height="3.15885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MMU is a piece of hardware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Translate virtual addresses to physical addresses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88" text:class-names="">Only configurable by a privileged process (</text:span><text:span text:style-name="a889" text:class-names="">i.e.</text:span><text:span text:style-name="a890" text:class-names=""><text:s text:c="1"/>the kernel)</text:span></text:p>
                  </text:list-item>
                </text:list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Virtual addresses are what a process uses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Physical addresses is what the CPU present to the RAM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// code in process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sub t1, a0, a1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add t0, t1, t2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lw t4; 16(t0)</text:span></text:p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width="0.34091in" svg:height="0.43561in" draw:id="id88" draw:style-name="a923" draw:transform="translate(-0.17045in -0.2178in) rotate(-4.71239) translate(1.16477in 4.55302in)" draw:name="Left Brace 5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87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3.25379in" svg:y="4.28598in" svg:width="1.03788in" svg:height="0.875in" draw:id="id89" draw:style-name="a927" draw:name="Flowchart: Summing Junction 6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16856in" svg:y1="4.72348in" draw:start-shape="id88" draw:start-glue-point="5" svg:x2="3.25379in" svg:y2="4.72348in" draw:id="id90" draw:style-name="a929" draw:name="Straight Arrow Connector 12">
          <svg:title/>
          <svg:desc/>
        </draw:connector>
        <draw:custom-shape svg:x="6.76515in" svg:y="3.10606in" svg:width="1.70076in" svg:height="2.125in" draw:id="id91" draw:style-name="a933" draw:name="Rectangle: Single Corner Snipped 13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onnector draw:type="line" svg:x1="4.29167in" svg:y1="4.72348in" draw:start-shape="id89" draw:start-glue-point="1" svg:x2="6.76515in" svg:y2="4.72348in" draw:id="id92" draw:style-name="a935" draw:name="Straight Arrow Connector 15">
          <svg:title/>
          <svg:desc/>
        </draw:connector>
        <draw:frame draw:id="id93" draw:style-name="a939" draw:name="TextBox 16" svg:x="3.37548in" svg:y="3.81534in" svg:width="0.79449in" svg:height="0.40391in">
          <draw:text-box>
            <text:p text:style-name="a938" text:class-names="" text:cond-style-name=""><text:span text:style-name="a936" text:class-names="">MMU</text:span><text:span text:style-name="a937" text:class-names=""/></text:p>
          </draw:text-box>
          <svg:title/>
          <svg:desc/>
        </draw:frame>
        <draw:frame draw:id="id94" draw:style-name="a943" draw:name="TextBox 17" svg:x="5.89063in" svg:y="3.10441in" svg:width="0.69982in" svg:height="0.40391in">
          <draw:text-box>
            <text:p text:style-name="a942" text:class-names="" text:cond-style-name=""><text:span text:style-name="a940" text:class-names="">RAM</text:span><text:span text:style-name="a941" text:class-names=""/></text:p>
          </draw:text-box>
          <svg:title/>
          <svg:desc/>
        </draw:frame>
        <draw:frame draw:id="id95" draw:style-name="a949" draw:name="TextBox 18" svg:x="2.14389in" svg:y="4.28598in" svg:width="1.18192in" svg:height="0.47122in">
          <draw:text-box>
            <text:p text:style-name="a945" text:class-names="" text:cond-style-name=""><text:span text:style-name="a944" text:class-names="">Virtual address:</text:span></text:p>
            <text:p text:style-name="a948" text:class-names="" text:cond-style-name=""><text:span text:style-name="a946" text:class-names="">0x234FED</text:span><text:span text:style-name="a947" text:class-names=""/></text:p>
          </draw:text-box>
          <svg:title/>
          <svg:desc/>
        </draw:frame>
        <draw:frame draw:id="id96" draw:style-name="a955" draw:name="TextBox 19" svg:x="4.40904in" svg:y="4.25226in" svg:width="1.26256in" svg:height="0.47122in">
          <draw:text-box>
            <text:p text:style-name="a951" text:class-names="" text:cond-style-name=""><text:span text:style-name="a950" text:class-names="">Physical address:</text:span></text:p>
            <text:p text:style-name="a954" text:class-names="" text:cond-style-name=""><text:span text:style-name="a952" text:class-names="">0x754EED</text:span><text:span text:style-name="a953" text:class-names=""/></text:p>
          </draw:text-box>
          <svg:title/>
          <svg:desc/>
        </draw:frame>
        <presentation:notes draw:style-name="a961">
          <draw:page-thumbnail draw:page-number="3" svg:x="0.75in" svg:y="1.25in" svg:width="6in" svg:height="3.375in" presentation:class="page" draw:id="id97" presentation:style-name="a956" draw:name="Slide Image Placeholder 1">
            <svg:title/>
            <svg:desc/>
          </draw:page-thumbnail>
          <draw:frame draw:id="id98" presentation:style-name="a95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9" draw:style-name="a960" draw:name="Slide Number Placeholder 3" svg:x="4.24826in" svg:y="9.49826in" svg:width="3.25in" svg:height="0.50174in">
            <draw:text-box>
              <text:p text:style-name="a959" text:class-names="" text:cond-style-name=""><text:span text:style-name="a9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7" draw:style-name="a963" draw:master-page-name="Master1-Layout8-twoObj-Two-Content" presentation:presentation-page-layout-name="Master1-PPL8" draw:id="Slide-362">
        <draw:frame draw:id="id100" presentation:style-name="a967" draw:name="Title 1" svg:x="0.40551in" svg:y="0.29948in" svg:width="9.18898in" svg:height="1.08724in" presentation:class="title" presentation:placeholder="false">
          <draw:text-box>
            <text:p text:style-name="a966" text:class-names="" text:cond-style-name=""><text:span text:style-name="a964" text:class-names="">Early attempt: base + bound</text:span><text:span text:style-name="a965" text:class-names=""/></text:p>
          </draw:text-box>
          <svg:title/>
          <svg:desc/>
        </draw:frame>
        <draw:frame draw:id="id101" presentation:style-name="a992" draw:name="Content Placeholder 3" svg:x="0.40551in" svg:y="1.4974in" svg:width="4.53199in" svg:height="3.15885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Associate virtual address with base and bound register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Base: where the physical address space start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Bound: the length of the address space (both virtual and physical)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MMU formula:</text:span></text:p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if (virtual_add &gt; bound)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<text:tab/>error()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else</text:span></text:p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<text:tab/>physical_add = virtual_add + base<text:s text:c="1"/></text:span></text:p>
                  </text:list-item>
                </text:list>
              </text:list-item>
            </text:list>
          </draw:text-box>
          <svg:title/>
          <svg:desc/>
        </draw:frame>
        <draw:custom-shape svg:x="5.43561in" svg:y="1.66288in" svg:width="1in" svg:height="1.25379in" draw:id="id102" draw:style-name="a996" draw:name="Rectangle 5">
          <svg:title/>
          <svg:desc/>
          <text:p text:style-name="a995" text:class-names="" text:cond-style-name=""><text:span text:style-name="a993" text:class-names="">Virtual address space 1</text:span><text:span text:style-name="a9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3561in" svg:y="3.25in" svg:width="1in" svg:height="1in" draw:id="id103" draw:style-name="a1000" draw:name="Rectangle 6">
          <svg:title/>
          <svg:desc/>
          <text:p text:style-name="a999" text:class-names="" text:cond-style-name=""><text:span text:style-name="a997" text:class-names="">Virtual address space 2</text:span><text:span text:style-name="a9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5758in" svg:y="1.32455in" svg:width="1in" svg:height="3.50456in" draw:id="id104" draw:style-name="a1003" draw:name="Rectangle: Single Corner Snipped 7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7.25758in" svg:y="3.37879in" svg:width="1in" svg:height="1in" draw:id="id105" draw:style-name="a1006" draw:name="Rectangle 8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1010" draw:name="TextBox 10" svg:x="8.36742in" svg:y="4.62715in" svg:width="0.32993in" svg:height="0.40391in">
          <draw:text-box>
            <text:p text:style-name="a1009" text:class-names="" text:cond-style-name=""><text:span text:style-name="a1007" text:class-names="">0</text:span><text:span text:style-name="a1008" text:class-names=""/></text:p>
          </draw:text-box>
          <svg:title/>
          <svg:desc/>
        </draw:frame>
        <draw:frame draw:id="id107" draw:style-name="a1014" draw:name="TextBox 11" svg:x="8.36742in" svg:y="4.13138in" svg:width="0.32292in" svg:height="0.40391in">
          <draw:text-box>
            <text:p text:style-name="a1013" text:class-names="" text:cond-style-name=""><text:span text:style-name="a1011" text:class-names="">a</text:span><text:span text:style-name="a1012" text:class-names=""/></text:p>
          </draw:text-box>
          <svg:title/>
          <svg:desc/>
        </draw:frame>
        <draw:custom-shape svg:x="7.25758in" svg:y="1.75586in" svg:width="1in" svg:height="1.25379in" draw:id="id108" draw:style-name="a1017" draw:name="Rectangle 12">
          <svg:title/>
          <svg:desc/>
          <text:p text:style-name="a1016" text:class-names="" text:cond-style-name=""><text:span text:style-name="a10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1021" draw:name="TextBox 13" svg:x="8.36742in" svg:y="3.17683in" svg:width="0.33519in" svg:height="0.40391in">
          <draw:text-box>
            <text:p text:style-name="a1020" text:class-names="" text:cond-style-name=""><text:span text:style-name="a1018" text:class-names="">b</text:span><text:span text:style-name="a1019" text:class-names=""/></text:p>
          </draw:text-box>
          <svg:title/>
          <svg:desc/>
        </draw:frame>
        <draw:frame draw:id="id110" draw:style-name="a1025" draw:name="TextBox 14" svg:x="8.35515in" svg:y="2.77293in" svg:width="0.30889in" svg:height="0.40391in">
          <draw:text-box>
            <text:p text:style-name="a1024" text:class-names="" text:cond-style-name=""><text:span text:style-name="a1022" text:class-names="">c</text:span><text:span text:style-name="a1023" text:class-names=""/></text:p>
          </draw:text-box>
          <svg:title/>
          <svg:desc/>
        </draw:frame>
        <draw:frame draw:id="id111" draw:style-name="a1029" draw:name="TextBox 15" svg:x="8.35515in" svg:y="1.55391in" svg:width="0.33519in" svg:height="0.40391in">
          <draw:text-box>
            <text:p text:style-name="a1028" text:class-names="" text:cond-style-name=""><text:span text:style-name="a1026" text:class-names="">d</text:span><text:span text:style-name="a1027" text:class-names=""/></text:p>
          </draw:text-box>
          <svg:title/>
          <svg:desc/>
        </draw:frame>
        <draw:frame draw:id="id112" draw:style-name="a1033" draw:name="TextBox 16" svg:x="4.82847in" svg:y="4.37879in" svg:width="0.68405in" svg:height="0.40391in">
          <draw:text-box>
            <text:p text:style-name="a1032" text:class-names="" text:cond-style-name=""><text:span text:style-name="a1030" text:class-names="">Base</text:span><text:span text:style-name="a1031" text:class-names=""/></text:p>
          </draw:text-box>
          <svg:title/>
          <svg:desc/>
        </draw:frame>
        <draw:frame draw:id="id113" draw:style-name="a1037" draw:name="TextBox 17" svg:x="5.73468in" svg:y="4.37879in" svg:width="0.87162in" svg:height="0.40391in">
          <draw:text-box>
            <text:p text:style-name="a1036" text:class-names="" text:cond-style-name=""><text:span text:style-name="a1034" text:class-names="">Bound</text:span><text:span text:style-name="a1035" text:class-names=""/></text:p>
          </draw:text-box>
          <svg:title/>
          <svg:desc/>
        </draw:frame>
        <draw:custom-shape svg:x="4.67049in" svg:y="4.70958in" svg:width="1in" svg:height="0.22667in" draw:id="id114" draw:style-name="a1041" draw:name="Rectangle 18">
          <svg:title/>
          <svg:desc/>
          <text:p text:style-name="a1040" text:class-names="" text:cond-style-name=""><text:span text:style-name="a1038" text:class-names="">a</text:span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049in" svg:y="4.70802in" svg:width="1in" svg:height="0.22667in" draw:id="id115" draw:style-name="a1045" draw:name="Rectangle 19">
          <svg:title/>
          <svg:desc/>
          <text:p text:style-name="a1044" text:class-names="" text:cond-style-name=""><text:span text:style-name="a1042" text:class-names="">b-a</text:span><text:span text:style-name="a10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7049in" svg:y="4.93241in" svg:width="1in" svg:height="0.22667in" draw:id="id116" draw:style-name="a1049" draw:name="Rectangle 20">
          <svg:title/>
          <svg:desc/>
          <text:p text:style-name="a1048" text:class-names="" text:cond-style-name=""><text:span text:style-name="a1046" text:class-names="">c</text:span><text:span text:style-name="a10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049in" svg:y="4.93241in" svg:width="1in" svg:height="0.22667in" draw:id="id117" draw:style-name="a1053" draw:name="Rectangle 21">
          <svg:title/>
          <svg:desc/>
          <text:p text:style-name="a1052" text:class-names="" text:cond-style-name=""><text:span text:style-name="a1050" text:class-names="">d-c</text:span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59">
          <draw:page-thumbnail draw:page-number="4" svg:x="0.75in" svg:y="1.25in" svg:width="6in" svg:height="3.375in" presentation:class="page" draw:id="id118" presentation:style-name="a1054" draw:name="Slide Image Placeholder 1">
            <svg:title/>
            <svg:desc/>
          </draw:page-thumbnail>
          <draw:frame draw:id="id119" presentation:style-name="a105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1058" draw:name="Slide Number Placeholder 3" svg:x="4.24826in" svg:y="9.49826in" svg:width="3.25in" svg:height="0.50174in">
            <draw:text-box>
              <text:p text:style-name="a1057" text:class-names="" text:cond-style-name=""><text:span text:style-name="a10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8" draw:style-name="a1061" draw:master-page-name="Master1-Layout8-twoObj-Two-Content" presentation:presentation-page-layout-name="Master1-PPL8" draw:id="Slide-363">
        <draw:frame draw:id="id121" presentation:style-name="a1065" draw:name="Title 1" svg:x="0.40551in" svg:y="0.29948in" svg:width="9.18898in" svg:height="1.08724in" presentation:class="title" presentation:placeholder="false">
          <draw:text-box>
            <text:p text:style-name="a1064" text:class-names="" text:cond-style-name=""><text:span text:style-name="a1062" text:class-names="">Base + Bound pros and cons</text:span><text:span text:style-name="a1063" text:class-names=""/></text:p>
          </draw:text-box>
          <svg:title/>
          <svg:desc/>
        </draw:frame>
        <draw:frame draw:id="id122" presentation:style-name="a1076" draw:name="Content Placeholder 2" svg:x="0.40551in" svg:y="1.4974in" svg:width="4.53199in" svg:height="3.15885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>Allow each virtual address space to be of different size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Allow each virtual address space to be mapped into any physical RAM of sufficient size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2" text:class-names="">Straightforward isolation: just ensure no overlap!</text:span><text:span text:style-name="a1073" text:class-names=""/></text:p>
              </text:list-item>
            </text:list>
          </draw:text-box>
          <svg:title/>
          <svg:desc/>
        </draw:frame>
        <draw:frame draw:id="id123" presentation:style-name="a1089" draw:name="Content Placeholder 3" svg:x="5.0625in" svg:y="1.4974in" svg:width="4.53199in" svg:height="3.15885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7" text:class-names="">Waste physical memory if the virtual address space is not fully used (</text:span><text:span text:style-name="a1078" text:class-names="">i.e.</text:span><text:span text:style-name="a1079" text:class-names=""><text:s text:c="1"/>hole between stack and heap)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Same privilege everywhere read/write/execute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5" text:class-names="">Sharing memory can only happen by overlapping top and bottom of two spaces (if need to be shared by more than 2?)</text:span><text:span text:style-name="a1086" text:class-names=""/></text:p>
              </text:list-item>
            </text:list>
          </draw:text-box>
          <svg:title/>
          <svg:desc/>
        </draw:frame>
      </draw:page>
      <draw:page draw:name="Slide109" draw:style-name="a1091" draw:master-page-name="Master1-Layout2-obj-Title-and-Content" presentation:presentation-page-layout-name="Master1-PPL2" draw:id="Slide-364">
        <draw:frame draw:id="id124" presentation:style-name="a1095" draw:name="Title 4" svg:x="0.40551in" svg:y="0.29948in" svg:width="9.18898in" svg:height="1.08724in" presentation:class="title" presentation:placeholder="false">
          <draw:text-box>
            <text:p text:style-name="a1094" text:class-names="" text:cond-style-name=""><text:span text:style-name="a1092" text:class-names="">Segmentation</text:span><text:span text:style-name="a1093" text:class-names=""/></text:p>
          </draw:text-box>
          <svg:title/>
          <svg:desc/>
        </draw:frame>
        <draw:frame draw:id="id125" presentation:style-name="a1123" draw:name="Content Placeholder 5" svg:x="0.40551in" svg:y="1.4974in" svg:width="9.18898in" svg:height="3.15885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A single address space has multiple logical segement</text:span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Code: read/execute, fixed size</text:span></text:p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>Static data: read/write, fixed size</text:span></text:p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Heap: read/write, dynamic size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Stack: read/write, dynamic size</text:span></text:p>
                  </text:list-item>
                </text:list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Each segment is associated with privilege + base + bound</text:span></text:p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At a given time some segment may not be mapped into the physical RAM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17" text:class-names="">When not mapped they are<text:s text:c="1"/></text:span><text:span text:style-name="a1118" text:class-names="">swapped</text:span><text:span text:style-name="a1119" text:class-names=""><text:s text:c="1"/>to disk (more on this later)</text:span><text:span text:style-name="a112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0" draw:style-name="a1125" draw:master-page-name="Master1-Layout9-cust-Content-and-Image" presentation:presentation-page-layout-name="Master1-PPL9" draw:id="Slide-365">
        <draw:frame draw:id="id126" presentation:style-name="a1129" draw:name="Title 3" svg:x="0.36638in" svg:y="0.28649in" svg:width="9.18898in" svg:height="1.08724in" presentation:class="title" presentation:placeholder="false">
          <draw:text-box>
            <text:p text:style-name="a1128" text:class-names="" text:cond-style-name=""><text:span text:style-name="a1126" text:class-names="">Segmentation</text:span><text:span text:style-name="a1127" text:class-names=""/></text:p>
          </draw:text-box>
          <svg:title/>
          <svg:desc/>
        </draw:frame>
        <draw:custom-shape svg:x="0.28002in" svg:y="1.32455in" svg:width="1in" svg:height="3.50456in" draw:id="id127" draw:style-name="a1132" draw:name="Rectangle: Single Corner Snipped 6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83364in" svg:y="1.27382in" svg:width="1in" svg:height="3.50456in" draw:id="id128" draw:style-name="a1135" draw:name="Rectangle: Single Corner Snipped 7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0.28002in" svg:y="1.32455in" svg:width="1in" svg:height="0.45217in" draw:id="id129" draw:style-name="a1139" draw:name="Rectangle 8">
          <svg:title/>
          <svg:desc/>
          <text:p text:style-name="a1138" text:class-names="" text:cond-style-name=""><text:span text:style-name="a1136" text:class-names="">Stack</text:span><text:span text:style-name="a11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002in" svg:y="4.37693in" svg:width="1in" svg:height="0.45217in" draw:id="id130" draw:style-name="a1143" draw:name="Rectangle 9">
          <svg:title/>
          <svg:desc/>
          <text:p text:style-name="a1142" text:class-names="" text:cond-style-name=""><text:span text:style-name="a1140" text:class-names="">Code</text:span><text:span text:style-name="a11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002in" svg:y="3.67454in" svg:width="1in" svg:height="0.70239in" draw:id="id131" draw:style-name="a1147" draw:name="Rectangle 10">
          <svg:title/>
          <svg:desc/>
          <text:p text:style-name="a1146" text:class-names="" text:cond-style-name=""><text:span text:style-name="a1144" text:class-names="">Static Data</text:span><text:span text:style-name="a11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002in" svg:y="3.28453in" svg:width="1in" svg:height="0.39in" draw:id="id132" draw:style-name="a1151" draw:name="Rectangle 11">
          <svg:title/>
          <svg:desc/>
          <text:p text:style-name="a1150" text:class-names="" text:cond-style-name=""><text:span text:style-name="a1148" text:class-names="">Heap</text:span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3364in" svg:y="1.84794in" svg:width="1in" svg:height="0.45217in" draw:id="id133" draw:style-name="a1155" draw:name="Rectangle 13">
          <svg:title/>
          <svg:desc/>
          <text:p text:style-name="a1154" text:class-names="" text:cond-style-name=""><text:span text:style-name="a1152" text:class-names="">Code</text:span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3364in" svg:y="3.63469in" svg:width="1in" svg:height="0.45217in" draw:id="id134" draw:style-name="a1159" draw:name="Rectangle 14">
          <svg:title/>
          <svg:desc/>
          <text:p text:style-name="a1158" text:class-names="" text:cond-style-name=""><text:span text:style-name="a1156" text:class-names="">Stack</text:span><text:span text:style-name="a11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826in" svg:y="1.32455in" svg:width="0.50435in" svg:height="0.45217in" draw:id="id135" draw:style-name="a1164" draw:name="Rectangle 15">
          <svg:title/>
          <svg:desc/>
          <text:p text:style-name="a1162" text:class-names="" text:cond-style-name=""><text:span text:style-name="a1160" text:class-names="">g</text:span><text:span text:style-name="a1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8985in" svg:y="1.32455in" svg:width="0.56667in" svg:height="0.45217in" draw:id="id136" draw:style-name="a1169" draw:name="Rectangle 16">
          <svg:title/>
          <svg:desc/>
          <text:p text:style-name="a1167" text:class-names="" text:cond-style-name=""><text:span text:style-name="a1165" text:class-names="">h-g</text:span><text:span text:style-name="a1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6377in" svg:y="1.32455in" svg:width="0.52319in" svg:height="0.45217in" draw:id="id137" draw:style-name="a1174" draw:name="Rectangle 17">
          <svg:title/>
          <svg:desc/>
          <text:p text:style-name="a1172" text:class-names="" text:cond-style-name=""><text:span text:style-name="a1170" text:class-names="">rw</text:span><text:span text:style-name="a11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726in" svg:y="3.18252in" svg:width="0.51883in" svg:height="0.45217in" draw:id="id138" draw:style-name="a1179" draw:name="Rectangle 18">
          <svg:title/>
          <svg:desc/>
          <text:p text:style-name="a1177" text:class-names="" text:cond-style-name=""><text:span text:style-name="a1175" text:class-names="">Inv</text:span><text:span text:style-name="a11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1334in" svg:y="3.18252in" svg:width="0.56667in" svg:height="0.45217in" draw:id="id139" draw:style-name="a1184" draw:name="Rectangle 19">
          <svg:title/>
          <svg:desc/>
          <text:p text:style-name="a1182" text:class-names="" text:cond-style-name=""><text:span text:style-name="a1180" text:class-names="">f-e</text:span><text:span text:style-name="a1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8725in" svg:y="3.18252in" svg:width="0.52319in" svg:height="0.45217in" draw:id="id140" draw:style-name="a1189" draw:name="Rectangle 20">
          <svg:title/>
          <svg:desc/>
          <text:p text:style-name="a1187" text:class-names="" text:cond-style-name=""><text:span text:style-name="a1185" text:class-names="">rw</text:span><text:span text:style-name="a11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826in" svg:y="3.77972in" svg:width="0.53715in" svg:height="0.45217in" draw:id="id141" draw:style-name="a1194" draw:name="Rectangle 21">
          <svg:title/>
          <svg:desc/>
          <text:p text:style-name="a1192" text:class-names="" text:cond-style-name=""><text:span text:style-name="a1190" text:class-names="">Inv</text:span><text:span text:style-name="a11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2265in" svg:y="3.77972in" svg:width="0.56667in" svg:height="0.45217in" draw:id="id142" draw:style-name="a1199" draw:name="Rectangle 22">
          <svg:title/>
          <svg:desc/>
          <text:p text:style-name="a1197" text:class-names="" text:cond-style-name=""><text:span text:style-name="a1195" text:class-names="">d-c</text:span><text:span text:style-name="a11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9657in" svg:y="3.77972in" svg:width="0.52319in" svg:height="0.45217in" draw:id="id143" draw:style-name="a1204" draw:name="Rectangle 23">
          <svg:title/>
          <svg:desc/>
          <text:p text:style-name="a1202" text:class-names="" text:cond-style-name=""><text:span text:style-name="a1200" text:class-names="">rw</text:span><text:span text:style-name="a12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002in" svg:y="4.37693in" svg:width="0.52608in" svg:height="0.45217in" draw:id="id144" draw:style-name="a1209" draw:name="Rectangle 24">
          <svg:title/>
          <svg:desc/>
          <text:p text:style-name="a1207" text:class-names="" text:cond-style-name=""><text:span text:style-name="a1205" text:class-names="">a</text:span><text:span text:style-name="a12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1334in" svg:y="4.37693in" svg:width="0.56667in" svg:height="0.45217in" draw:id="id145" draw:style-name="a1214" draw:name="Rectangle 25">
          <svg:title/>
          <svg:desc/>
          <text:p text:style-name="a1212" text:class-names="" text:cond-style-name=""><text:span text:style-name="a1210" text:class-names="">b-a</text:span><text:span text:style-name="a12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8725in" svg:y="4.37693in" svg:width="0.52319in" svg:height="0.45217in" draw:id="id146" draw:style-name="a1219" draw:name="Rectangle 26">
          <svg:title/>
          <svg:desc/>
          <text:p text:style-name="a1217" text:class-names="" text:cond-style-name=""><text:span text:style-name="a1215" text:class-names="">rx</text:span><text:span text:style-name="a12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1223" draw:name="TextBox 27" svg:x="3.50371in" svg:y="4.65625in" svg:width="0.32993in" svg:height="0.40391in">
          <draw:text-box>
            <text:p text:style-name="a1222" text:class-names="" text:cond-style-name=""><text:span text:style-name="a1220" text:class-names="">0</text:span><text:span text:style-name="a1221" text:class-names=""/></text:p>
          </draw:text-box>
          <svg:title/>
          <svg:desc/>
        </draw:frame>
        <draw:frame draw:id="id148" draw:style-name="a1227" draw:name="TextBox 28" svg:x="3.50371in" svg:y="1.07187in" svg:width="0.41758in" svg:height="0.40391in">
          <draw:text-box>
            <text:p text:style-name="a1226" text:class-names="" text:cond-style-name=""><text:span text:style-name="a1224" text:class-names="">Hi</text:span><text:span text:style-name="a1225" text:class-names=""/></text:p>
          </draw:text-box>
          <svg:title/>
          <svg:desc/>
        </draw:frame>
        <draw:frame draw:id="id149" draw:style-name="a1231" draw:name="TextBox 29" svg:x="3.47591in" svg:y="3.88491in" svg:width="0.32993in" svg:height="0.40391in">
          <draw:text-box>
            <text:p text:style-name="a1230" text:class-names="" text:cond-style-name=""><text:span text:style-name="a1228" text:class-names="">g</text:span><text:span text:style-name="a1229" text:class-names=""/></text:p>
          </draw:text-box>
          <svg:title/>
          <svg:desc/>
        </draw:frame>
        <draw:frame draw:id="id150" draw:style-name="a1235" draw:name="TextBox 30" svg:x="3.48258in" svg:y="3.43274in" svg:width="0.33519in" svg:height="0.40391in">
          <draw:text-box>
            <text:p text:style-name="a1234" text:class-names="" text:cond-style-name=""><text:span text:style-name="a1232" text:class-names="">h</text:span><text:span text:style-name="a1233" text:class-names=""/></text:p>
          </draw:text-box>
          <svg:title/>
          <svg:desc/>
        </draw:frame>
        <draw:frame draw:id="id151" draw:style-name="a1239" draw:name="TextBox 31" svg:x="3.43933in" svg:y="2.10099in" svg:width="0.32993in" svg:height="0.40391in">
          <draw:text-box>
            <text:p text:style-name="a1238" text:class-names="" text:cond-style-name=""><text:span text:style-name="a1236" text:class-names="">a</text:span><text:span text:style-name="a1237" text:class-names=""/></text:p>
          </draw:text-box>
          <svg:title/>
          <svg:desc/>
        </draw:frame>
        <draw:frame draw:id="id152" draw:style-name="a1243" draw:name="TextBox 33" svg:x="3.45763in" svg:y="1.64881in" svg:width="0.33519in" svg:height="0.40391in">
          <draw:text-box>
            <text:p text:style-name="a1242" text:class-names="" text:cond-style-name=""><text:span text:style-name="a1240" text:class-names="">b</text:span><text:span text:style-name="a1241" text:class-names=""/></text:p>
          </draw:text-box>
          <svg:title/>
          <svg:desc/>
        </draw:frame>
        <draw:frame draw:id="id153" draw:style-name="a1301" draw:name="Content Placeholder 3" svg:x="5in" svg:y="1.55063in" svg:width="4.53199in" svg:height="3.15885in">
          <draw:text-box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4" text:class-names="">seg =<text:s text:c="1"/></text:span><text:span text:style-name="a1245" text:class-names="">find_seg</text:span><text:span text:style-name="a1246" text:class-names="">(</text:span><text:span text:style-name="a1247" text:class-names="">virtual_add</text:span><text:span text:style-name="a1248" text:class-names="">)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1" text:class-names="">if (offset(</text:span><text:span text:style-name="a1252" text:class-names="">vritual_add</text:span><text:span text:style-name="a1253" text:class-names="">) &gt;<text:s text:c="1"/></text:span><text:span text:style-name="a1254" text:class-names="">seg.bound</text:span><text:span text:style-name="a1255" text:class-names="">)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<text:tab/>error()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>else</text:span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64" text:class-names=""><text:tab/></text:span><text:span text:style-name="a1265" text:class-names="">physical_add</text:span><text:span text:style-name="a1266" text:class-names=""><text:s text:c="1"/>= offset(</text:span><text:span text:style-name="a1267" text:class-names="">virtual_add</text:span><text:span text:style-name="a1268" text:class-names="">) +<text:s text:c="1"/></text:span><text:span text:style-name="a1269" text:class-names="">seg.base</text:span><text:span text:style-name="a1270" text:class-names=""/></text:p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3" text:class-names=""/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76" text:class-names="">Defining<text:s text:c="1"/></text:span><text:span text:style-name="a1277" text:class-names="">find_seg</text:span><text:span text:style-name="a1278" text:class-names=""><text:s text:c="1"/></text:span><text:span text:style-name="a1279" text:class-names="">and<text:s text:c="1"/></text:span><text:span text:style-name="a1280" text:class-names="">offset:</text:span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3" text:class-names="">Partition approach</text:span></text:p>
                  </text:list-item>
                </text:list>
              </text:list-item>
            </text:list>
            <text:list text:style-name="a1288">
              <text:list-item>
                <text:list text:style-name="a1288">
                  <text:list-item>
                    <text:list text:style-name="a1288">
                      <text:list-item>
                        <text:p text:style-name="a1287" text:class-names="" text:cond-style-name=""><text:span text:style-name="a1286" text:class-names="">High order bits for segment</text:span></text:p>
                      </text:list-item>
                    </text:list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list text:style-name="a1291">
                      <text:list-item>
                        <text:p text:style-name="a1290" text:class-names="" text:cond-style-name=""><text:span text:style-name="a1289" text:class-names="">Low order bits for offset</text:span></text:p>
                      </text:list-item>
                    </text:list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2" text:class-names="">Explicit approach</text:span></text:p>
                  </text:list-item>
                </text:list>
              </text:list-item>
            </text:list>
            <text:list text:style-name="a1297">
              <text:list-item>
                <text:list text:style-name="a1297">
                  <text:list-item>
                    <text:list text:style-name="a1297">
                      <text:list-item>
                        <text:p text:style-name="a1296" text:class-names="" text:cond-style-name=""><text:span text:style-name="a1295" text:class-names="">Virtual address as offset</text:span></text:p>
                      </text:list-item>
                    </text:list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list text:style-name="a1300">
                      <text:list-item>
                        <text:p text:style-name="a1299" text:class-names="" text:cond-style-name=""><text:span text:style-name="a1298" text:class-names="">Instruction needs segment to be explicit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7.99721in" svg:y="3.14348in" svg:width="0.56957in" svg:height="0.2in" draw:id="id154" draw:style-name="a1305" draw:name="Rectangle 37">
          <svg:title/>
          <svg:desc/>
          <text:p text:style-name="a1304" text:class-names="" text:cond-style-name=""><text:span text:style-name="a1302" text:class-names="">seg</text:span><text:span text:style-name="a1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6677in" svg:y="3.14348in" svg:width="0.96522in" svg:height="0.2in" draw:id="id155" draw:style-name="a1309" draw:name="Rectangle 38">
          <svg:title/>
          <svg:desc/>
          <text:p text:style-name="a1308" text:class-names="" text:cond-style-name=""><text:span text:style-name="a1306" text:class-names="">offset</text:span><text:span text:style-name="a1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15">
          <draw:page-thumbnail draw:page-number="7" svg:x="0.75in" svg:y="1.25in" svg:width="6in" svg:height="3.375in" presentation:class="page" draw:id="id156" presentation:style-name="a1310" draw:name="Slide Image Placeholder 1">
            <svg:title/>
            <svg:desc/>
          </draw:page-thumbnail>
          <draw:frame draw:id="id157" presentation:style-name="a131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1314" draw:name="Slide Number Placeholder 3" svg:x="4.24826in" svg:y="9.49826in" svg:width="3.25in" svg:height="0.50174in">
            <draw:text-box>
              <text:p text:style-name="a1313" text:class-names="" text:cond-style-name=""><text:span text:style-name="a13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1" draw:style-name="a1317" draw:master-page-name="Master1-Layout2-obj-Title-and-Content" presentation:presentation-page-layout-name="Master1-PPL2" draw:id="Slide-366">
        <draw:frame draw:id="id159" presentation:style-name="a1321" draw:name="Title 1" svg:x="0.40551in" svg:y="0.29948in" svg:width="9.18898in" svg:height="1.08724in" presentation:class="title" presentation:placeholder="false">
          <draw:text-box>
            <text:p text:style-name="a1320" text:class-names="" text:cond-style-name=""><text:span text:style-name="a1318" text:class-names="">Segmentation Advantages</text:span><text:span text:style-name="a1319" text:class-names=""/></text:p>
          </draw:text-box>
          <svg:title/>
          <svg:desc/>
        </draw:frame>
        <draw:frame draw:id="id160" presentation:style-name="a1349" draw:name="Content Placeholder 4" svg:x="0.40551in" svg:y="1.4974in" svg:width="9.18898in" svg:height="3.15885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Shared advantage with base + bound</text:span></text:p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5" text:class-names="">Small address space metadata (few segments, few information about those segments)</text:span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8" text:class-names="">Isolation is easy just ensure there is no overlap</text:span></text:p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31" text:class-names="">Can map segment in any large enough region of physical RAM</text:span></text:p>
                  </text:list-item>
                </text:list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Advantage over base + bound</text:span></text:p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7" text:class-names="">Can share memory at the segment granularity</text:span></text:p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0" text:class-names="">Waste less memory (</text:span><text:span text:style-name="a1341" text:class-names="">i.e.</text:span><text:span text:style-name="a1342" text:class-names=""><text:s text:c="1"/>hole between heap and stack doesn’t need to be mapped)</text:span></text:p>
                  </text:list-item>
                </text:list>
              </text:list-item>
            </text:list>
            <text:list text:style-name="a1348">
              <text:list-item>
                <text:list text:style-name="a1348">
                  <text:list-item>
                    <text:p text:style-name="a1347" text:class-names="" text:cond-style-name=""><text:span text:style-name="a1345" text:class-names="">Enables segment granularity memory protection</text:span><text:span text:style-name="a134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2" draw:style-name="a1351" draw:master-page-name="Master1-Layout2-obj-Title-and-Content" presentation:presentation-page-layout-name="Master1-PPL2" draw:id="Slide-367">
        <draw:frame draw:id="id161" presentation:style-name="a1355" draw:name="Title 1" svg:x="0.40551in" svg:y="0.29948in" svg:width="9.18898in" svg:height="1.08724in" presentation:class="title" presentation:placeholder="false">
          <draw:text-box>
            <text:p text:style-name="a1354" text:class-names="" text:cond-style-name=""><text:span text:style-name="a1352" text:class-names="">Segmentation Disadvantages</text:span><text:span text:style-name="a1353" text:class-names=""/></text:p>
          </draw:text-box>
          <svg:title/>
          <svg:desc/>
        </draw:frame>
        <draw:frame draw:id="id162" presentation:style-name="a1380" draw:name="Content Placeholder 2" svg:x="0.40551in" svg:y="1.4974in" svg:width="9.18898in" svg:height="3.15885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Segment may be large</text:span></text:p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9" text:class-names="">Need to map the whole segment into memory even to access a single byte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Cannot map only the part of the segment that is utilized</text:span></text:p>
                  </text:list-item>
                </text:list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Need to find free physical memory large enough to accommodate a segment</text:span></text:p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68" text:class-names="">Several algorithm can be used<text:s text:c="1"/></text:span><text:span text:style-name="a1369" text:class-names="">first fit, worst fit, best fit<text:s text:c="1"/></text:span><text:span text:style-name="a1370" text:class-names="">(see exercises)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3" text:class-names="">All have<text:s text:c="1"/></text:span><text:span text:style-name="a1374" text:class-names="">trades-off</text:span></text:p>
                  </text:list-item>
                </text:list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Explicit segment management is not very elegant (better with partitioned address)</text:span></text:p>
              </text:list-item>
            </text:list>
          </draw:text-box>
          <svg:title/>
          <svg:desc/>
        </draw:frame>
      </draw:page>
      <draw:page draw:name="Slide104" draw:style-name="a1382" draw:master-page-name="Master1-Layout5-cust-Title-Slide-Colour-and-Image" presentation:presentation-page-layout-name="Master1-PPL5" draw:id="Slide-359">
        <draw:frame draw:id="id163" presentation:style-name="a1386" draw:name="Title 6" svg:x="0.40551in" svg:y="1.74803in" svg:width="5.75197in" svg:height="1.20472in" presentation:class="title" presentation:placeholder="false">
          <draw:text-box>
            <text:p text:style-name="a1385" text:class-names="" text:cond-style-name=""><text:span text:style-name="a1383" text:class-names="">Thank you</text:span><text:span text:style-name="a138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193" draw:style="linear" draw:angle="0" draw:start-color="#d2d2d2" draw:end-color="#c8c8c8" draw:start-intensity="100%" draw:end-intensity="100%"/>
    <draw:gradient draw:name="a1188" draw:style="linear" draw:angle="0" draw:start-color="#d2d2d2" draw:end-color="#c8c8c8" draw:start-intensity="100%" draw:end-intensity="100%"/>
    <draw:gradient draw:name="a1198" draw:style="linear" draw:angle="0" draw:start-color="#d2d2d2" draw:end-color="#c8c8c8" draw:start-intensity="100%" draw:end-intensity="100%"/>
    <draw:gradient draw:name="a926" draw:style="linear" draw:angle="0" draw:start-color="#f7bda4" draw:end-color="#f5b195" draw:start-intensity="100%" draw:end-intensity="100%"/>
    <draw:gradient draw:name="a932" draw:style="linear" draw:angle="0" draw:start-color="#a8b7df" draw:end-color="#9aabd9" draw:start-intensity="100%" draw:end-intensity="100%"/>
    <draw:gradient draw:name="a1203" draw:style="linear" draw:angle="0" draw:start-color="#d2d2d2" draw:end-color="#c8c8c8" draw:start-intensity="100%" draw:end-intensity="100%"/>
    <draw:gradient draw:name="a1213" draw:style="linear" draw:angle="0" draw:start-color="#d2d2d2" draw:end-color="#c8c8c8" draw:start-intensity="100%" draw:end-intensity="100%"/>
    <draw:gradient draw:name="a1208" draw:style="linear" draw:angle="0" draw:start-color="#d2d2d2" draw:end-color="#c8c8c8" draw:start-intensity="100%" draw:end-intensity="100%"/>
    <draw:gradient draw:name="a1163" draw:style="linear" draw:angle="0" draw:start-color="#d2d2d2" draw:end-color="#c8c8c8" draw:start-intensity="100%" draw:end-intensity="100%"/>
    <draw:gradient draw:name="a1218" draw:style="linear" draw:angle="0" draw:start-color="#d2d2d2" draw:end-color="#c8c8c8" draw:start-intensity="100%" draw:end-intensity="100%"/>
    <draw:gradient draw:name="a1173" draw:style="linear" draw:angle="0" draw:start-color="#d2d2d2" draw:end-color="#c8c8c8" draw:start-intensity="100%" draw:end-intensity="100%"/>
    <draw:gradient draw:name="a1168" draw:style="linear" draw:angle="0" draw:start-color="#d2d2d2" draw:end-color="#c8c8c8" draw:start-intensity="100%" draw:end-intensity="100%"/>
    <draw:gradient draw:name="a1183" draw:style="linear" draw:angle="0" draw:start-color="#d2d2d2" draw:end-color="#c8c8c8" draw:start-intensity="100%" draw:end-intensity="100%"/>
    <draw:gradient draw:name="a1178" draw:style="linear" draw:angle="0" draw:start-color="#d2d2d2" draw:end-color="#c8c8c8" draw:start-intensity="100%" draw:end-intensity="100%"/>
    <draw:fill-image draw:name="a1350" xlink:href="media/image1.jpeg" xlink:show="embed" xlink:actuate="onLoad"/>
    <draw:fill-image draw:name="a1316" xlink:href="media/image1.jpeg" xlink:show="embed" xlink:actuate="onLoad"/>
    <draw:fill-image draw:name="a670" xlink:href="media/image1.jpeg" xlink:show="embed" xlink:actuate="onLoad"/>
    <draw:fill-image draw:name="a1090" xlink:href="media/image1.jpeg" xlink:show="embed" xlink:actuate="onLoad"/>
    <draw:fill-image draw:name="a1124" xlink:href="media/image1.jpeg" xlink:show="embed" xlink:actuate="onLoad"/>
    <draw:fill-image draw:name="a63" xlink:href="media/image2.jpeg" xlink:show="embed" xlink:actuate="onLoad"/>
    <draw:fill-image draw:name="a182" xlink:href="media/image3.jpeg" xlink:show="embed" xlink:actuate="onLoad"/>
    <draw:fill-image draw:name="a1381" xlink:href="media/image4.jpeg" xlink:show="embed" xlink:actuate="onLoad"/>
    <draw:fill-image draw:name="a962" xlink:href="media/image1.jpeg" xlink:show="embed" xlink:actuate="onLoad"/>
    <draw:fill-image draw:name="a292" xlink:href="media/image3.jpeg" xlink:show="embed" xlink:actuate="onLoad"/>
    <draw:fill-image draw:name="a721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5.jpeg" xlink:show="embed" xlink:actuate="onLoad"/>
    <draw:fill-image draw:name="a288" xlink:href="media/image4.jpeg" xlink:show="embed" xlink:actuate="onLoad"/>
    <draw:fill-image draw:name="a871" xlink:href="media/image4.jpeg" xlink:show="embed" xlink:actuate="onLoad"/>
    <draw:fill-image draw:name="a233" xlink:href="media/image5.jpeg" xlink:show="embed" xlink:actuate="onLoad"/>
    <draw:fill-image draw:name="a1060" xlink:href="media/image1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343" xlink:href="media/image4.jpeg" xlink:show="embed" xlink:actuate="onLoad"/>
    <draw:fill-image draw:name="a876" xlink:href="media/image1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draw:marker draw:name="a928" svg:viewBox="0 0 20 30" svg:d="m10 0-10 30h20z"/>
    <draw:marker draw:name="a934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4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4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4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4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4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4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4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4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4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4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4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4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4T10:28:01Z</dc:date>
    <meta:template xlink:href="password1" xlink:type="simple"/>
    <meta:editing-cycles>34</meta:editing-cycles>
    <meta:editing-duration>PT53005S</meta:editing-duration>
    <meta:document-statistic meta:paragraph-count="120" meta:word-count="609"/>
  </office:meta>
</office:document-meta>
</file>